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4437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02in"/>
    </style:style>
    <style:style style:name="co10" style:family="table-column">
      <style:table-column-properties fo:break-before="auto" style:column-width="0.4008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6591in"/>
    </style:style>
    <style:style style:name="co14" style:family="table-column">
      <style:table-column-properties fo:break-before="auto" style:column-width="0.4866in"/>
    </style:style>
    <style:style style:name="co15" style:family="table-column">
      <style:table-column-properties fo:break-before="auto" style:column-width="0.702in"/>
    </style:style>
    <style:style style:name="co16" style:family="table-column">
      <style:table-column-properties fo:break-before="auto" style:column-width="0.7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675">
            <text:p>14675</text:p>
          </table:table-cell>
          <table:table-cell office:value-type="float" office:value="36360">
            <text:p>36360</text:p>
          </table:table-cell>
          <table:table-cell office:value-type="float" office:value="5688">
            <text:p>5688</text:p>
          </table:table-cell>
          <table:table-cell office:value-type="float" office:value="0.20363">
            <text:p>0.20363</text:p>
          </table:table-cell>
          <table:table-cell office:value-type="float" office:value="7291">
            <text:p>7291</text:p>
          </table:table-cell>
          <table:table-cell office:value-type="float" office:value="0">
            <text:p>0</text:p>
          </table:table-cell>
          <table:table-cell office:value-type="float" office:value="20363">
            <text:p>20363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7291">
            <text:p>7291</text:p>
          </table:table-cell>
          <table:table-cell office:value-type="float" office:value="0">
            <text:p>0</text:p>
          </table:table-cell>
          <table:table-cell office:value-type="float" office:value="0.041546">
            <text:p>0.041546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177">
            <text:p>7177</text:p>
          </table:table-cell>
          <table:table-cell office:value-type="float" office:value="36360">
            <text:p>36360</text:p>
          </table:table-cell>
          <table:table-cell office:value-type="float" office:value="7554">
            <text:p>7554</text:p>
          </table:table-cell>
          <table:table-cell office:value-type="float" office:value="0.14731">
            <text:p>0.14731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14731">
            <text:p>14731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319938">
            <text:p>0.319938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680">
            <text:p>10680</text:p>
          </table:table-cell>
          <table:table-cell office:value-type="float" office:value="36360">
            <text:p>36360</text:p>
          </table:table-cell>
          <table:table-cell office:value-type="float" office:value="5159">
            <text:p>5159</text:p>
          </table:table-cell>
          <table:table-cell office:value-type="float" office:value="0.15839">
            <text:p>0.15839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15839">
            <text:p>15839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91672">
            <text:p>0.091672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175">
            <text:p>1175</text:p>
          </table:table-cell>
          <table:table-cell office:value-type="float" office:value="36360">
            <text:p>36360</text:p>
          </table:table-cell>
          <table:table-cell office:value-type="float" office:value="807">
            <text:p>807</text:p>
          </table:table-cell>
          <table:table-cell office:value-type="float" office:value="0.01982">
            <text:p>0.01982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1982">
            <text:p>1982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0.426842">
            <text:p>0.426842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0">
            <text:p>840</text:p>
          </table:table-cell>
          <table:table-cell office:value-type="float" office:value="36360">
            <text:p>36360</text:p>
          </table:table-cell>
          <table:table-cell office:value-type="float" office:value="3983">
            <text:p>3983</text:p>
          </table:table-cell>
          <table:table-cell office:value-type="float" office:value="0.04823">
            <text:p>0.048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4823">
            <text:p>4823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.977193">
            <text:p>0.977193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0">
            <text:p>840</text:p>
          </table:table-cell>
          <table:table-cell office:value-type="float" office:value="36360">
            <text:p>36360</text:p>
          </table:table-cell>
          <table:table-cell office:value-type="float" office:value="1205">
            <text:p>1205</text:p>
          </table:table-cell>
          <table:table-cell office:value-type="float" office:value="0.02045">
            <text:p>0.0204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2045">
            <text:p>2045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0.710024">
            <text:p>0.710024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363">
            <text:p>9363</text:p>
          </table:table-cell>
          <table:table-cell office:value-type="float" office:value="36360">
            <text:p>36360</text:p>
          </table:table-cell>
          <table:table-cell office:value-type="float" office:value="3974">
            <text:p>3974</text:p>
          </table:table-cell>
          <table:table-cell office:value-type="float" office:value="0.13337">
            <text:p>0.13337</text:p>
          </table:table-cell>
          <table:table-cell office:value-type="float" office:value="5108">
            <text:p>5108</text:p>
          </table:table-cell>
          <table:table-cell office:value-type="float" office:value="0">
            <text:p>0</text:p>
          </table:table-cell>
          <table:table-cell office:value-type="float" office:value="13337">
            <text:p>13337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5108">
            <text:p>5108</text:p>
          </table:table-cell>
          <table:table-cell office:value-type="float" office:value="0">
            <text:p>0</text:p>
          </table:table-cell>
          <table:table-cell office:value-type="float" office:value="0.063433">
            <text:p>0.063433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699">
            <text:p>4699</text:p>
          </table:table-cell>
          <table:table-cell office:value-type="float" office:value="36360">
            <text:p>36360</text:p>
          </table:table-cell>
          <table:table-cell office:value-type="float" office:value="5922">
            <text:p>5922</text:p>
          </table:table-cell>
          <table:table-cell office:value-type="float" office:value="0.10621">
            <text:p>0.1062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10621">
            <text:p>10621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443744">
            <text:p>0.443744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96">
            <text:p>6496</text:p>
          </table:table-cell>
          <table:table-cell office:value-type="float" office:value="36360">
            <text:p>36360</text:p>
          </table:table-cell>
          <table:table-cell office:value-type="float" office:value="3830">
            <text:p>3830</text:p>
          </table:table-cell>
          <table:table-cell office:value-type="float" office:value="0.10326">
            <text:p>0.103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10326">
            <text:p>10326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140616">
            <text:p>0.140616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0">
            <text:p>470</text:p>
          </table:table-cell>
          <table:table-cell office:value-type="float" office:value="36360">
            <text:p>36360</text:p>
          </table:table-cell>
          <table:table-cell office:value-type="float" office:value="637">
            <text:p>637</text:p>
          </table:table-cell>
          <table:table-cell office:value-type="float" office:value="0.01107">
            <text:p>0.01107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.764228">
            <text:p>0.764228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0">
            <text:p>790</text:p>
          </table:table-cell>
          <table:table-cell office:value-type="float" office:value="36360">
            <text:p>36360</text:p>
          </table:table-cell>
          <table:table-cell office:value-type="float" office:value="3964">
            <text:p>3964</text:p>
          </table:table-cell>
          <table:table-cell office:value-type="float" office:value="0.04754">
            <text:p>0.04754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4754">
            <text:p>4754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0.991376">
            <text:p>0.991376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8">
            <text:p>448</text:p>
          </table:table-cell>
          <table:table-cell office:value-type="float" office:value="36360">
            <text:p>36360</text:p>
          </table:table-cell>
          <table:table-cell office:value-type="float" office:value="1110">
            <text:p>1110</text:p>
          </table:table-cell>
          <table:table-cell office:value-type="float" office:value="0.01558">
            <text:p>0.0155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0.931964">
            <text:p>0.931964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63">
            <text:p>5563</text:p>
          </table:table-cell>
          <table:table-cell office:value-type="float" office:value="36360">
            <text:p>36360</text:p>
          </table:table-cell>
          <table:table-cell office:value-type="float" office:value="2740">
            <text:p>2740</text:p>
          </table:table-cell>
          <table:table-cell office:value-type="float" office:value="0.08303">
            <text:p>0.08303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8303">
            <text:p>8303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0.101891">
            <text:p>0.101891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31">
            <text:p>2931</text:p>
          </table:table-cell>
          <table:table-cell office:value-type="float" office:value="36360">
            <text:p>36360</text:p>
          </table:table-cell>
          <table:table-cell office:value-type="float" office:value="4623">
            <text:p>4623</text:p>
          </table:table-cell>
          <table:table-cell office:value-type="float" office:value="0.07554">
            <text:p>0.07554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623908">
            <text:p>0.623908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576">
            <text:p>3576</text:p>
          </table:table-cell>
          <table:table-cell office:value-type="float" office:value="36360">
            <text:p>36360</text:p>
          </table:table-cell>
          <table:table-cell office:value-type="float" office:value="2613">
            <text:p>2613</text:p>
          </table:table-cell>
          <table:table-cell office:value-type="float" office:value="0.06189">
            <text:p>0.06189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6189">
            <text:p>6189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23461">
            <text:p>0.23461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101">
            <text:p>3101</text:p>
          </table:table-cell>
          <table:table-cell office:value-type="float" office:value="36360">
            <text:p>36360</text:p>
          </table:table-cell>
          <table:table-cell office:value-type="float" office:value="1734">
            <text:p>1734</text:p>
          </table:table-cell>
          <table:table-cell office:value-type="float" office:value="0.04835">
            <text:p>0.04835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0.174974">
            <text:p>0.174974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39">
            <text:p>1739</text:p>
          </table:table-cell>
          <table:table-cell office:value-type="float" office:value="36360">
            <text:p>36360</text:p>
          </table:table-cell>
          <table:table-cell office:value-type="float" office:value="4206">
            <text:p>4206</text:p>
          </table:table-cell>
          <table:table-cell office:value-type="float" office:value="0.05945">
            <text:p>0.05945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5945">
            <text:p>5945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792767">
            <text:p>0.792767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38">
            <text:p>2138</text:p>
          </table:table-cell>
          <table:table-cell office:value-type="float" office:value="36360">
            <text:p>36360</text:p>
          </table:table-cell>
          <table:table-cell office:value-type="float" office:value="1721">
            <text:p>1721</text:p>
          </table:table-cell>
          <table:table-cell office:value-type="float" office:value="0.03859">
            <text:p>0.0385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376263">
            <text:p>0.376263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</table:table>
      <table:table table:name="Sheet2" table:style-name="ta1">
        <table:shapes>
          <draw:frame draw:z-index="0" draw:style-name="gr1" svg:width="6.3012in" svg:height="3.5425in" svg:x="0.9925in" svg:y="5.6988in">
            <draw:object draw:notify-on-update-of-ranges="Sheet2.C1:Sheet2.C4 Sheet2.A1:Sheet2.A1 Sheet2.P1:Sheet2.P4 Sheet2.A6:Sheet2.A6 Sheet2.P6:Sheet2.P9 Sheet2.C6:Sheet2.C9 Sheet2.A11:Sheet2.A11 Sheet2.P11:Sheet2.P14 Sheet2.C11:Sheet2.C14 Sheet2.A16:Sheet2.A16 Sheet2.P16:Sheet2.P19 Sheet2.C16:Sheet2.C19 Sheet2.C21:Sheet2.C24 Sheet2.A21:Sheet2.A21 Sheet2.P21:Sheet2.P24 Sheet2.A26:Sheet2.A26 Sheet2.P26:Sheet2.P29 Sheet2.C26:Sheet2.C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row table:style-name="ro1">
          <table:table-cell office:value-type="string">
            <text:p>1KB</text:p>
          </table:table-cell>
          <table:table-cell office:value-type="float" office:value="16">
            <text:p>16</text:p>
          </table:table-cell>
          <table:table-cell table:formula="of:=LOG([.B1];2)"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177">
            <text:p>7177</text:p>
          </table:table-cell>
          <table:table-cell office:value-type="float" office:value="36360">
            <text:p>36360</text:p>
          </table:table-cell>
          <table:table-cell office:value-type="float" office:value="7554">
            <text:p>7554</text:p>
          </table:table-cell>
          <table:table-cell office:value-type="float" office:value="0.14731">
            <text:p>0.14731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14731">
            <text:p>14731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319938">
            <text:p>0.319938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2];2)"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3];2)"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680">
            <text:p>10680</text:p>
          </table:table-cell>
          <table:table-cell office:value-type="float" office:value="36360">
            <text:p>36360</text:p>
          </table:table-cell>
          <table:table-cell office:value-type="float" office:value="5159">
            <text:p>5159</text:p>
          </table:table-cell>
          <table:table-cell office:value-type="float" office:value="0.15839">
            <text:p>0.15839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15839">
            <text:p>15839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91672">
            <text:p>0.091672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4];2)"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675">
            <text:p>14675</text:p>
          </table:table-cell>
          <table:table-cell office:value-type="float" office:value="36360">
            <text:p>36360</text:p>
          </table:table-cell>
          <table:table-cell office:value-type="float" office:value="5688">
            <text:p>5688</text:p>
          </table:table-cell>
          <table:table-cell office:value-type="float" office:value="0.20363">
            <text:p>0.20363</text:p>
          </table:table-cell>
          <table:table-cell office:value-type="float" office:value="7291">
            <text:p>7291</text:p>
          </table:table-cell>
          <table:table-cell office:value-type="float" office:value="0">
            <text:p>0</text:p>
          </table:table-cell>
          <table:table-cell office:value-type="float" office:value="20363">
            <text:p>20363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7291">
            <text:p>7291</text:p>
          </table:table-cell>
          <table:table-cell office:value-type="float" office:value="0">
            <text:p>0</text:p>
          </table:table-cell>
          <table:table-cell office:value-type="float" office:value="0.041546">
            <text:p>0.041546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2KB</text:p>
          </table:table-cell>
          <table:table-cell office:value-type="float" office:value="16">
            <text:p>16</text:p>
          </table:table-cell>
          <table:table-cell table:formula="of:=LOG([.B6];2)"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699">
            <text:p>4699</text:p>
          </table:table-cell>
          <table:table-cell office:value-type="float" office:value="36360">
            <text:p>36360</text:p>
          </table:table-cell>
          <table:table-cell office:value-type="float" office:value="5922">
            <text:p>5922</text:p>
          </table:table-cell>
          <table:table-cell office:value-type="float" office:value="0.10621">
            <text:p>0.1062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10621">
            <text:p>10621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443744">
            <text:p>0.443744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7];2)" office:value-type="float" office:value="5">
            <text:p>5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8];2)" office:value-type="float" office:value="6">
            <text:p>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96">
            <text:p>6496</text:p>
          </table:table-cell>
          <table:table-cell office:value-type="float" office:value="36360">
            <text:p>36360</text:p>
          </table:table-cell>
          <table:table-cell office:value-type="float" office:value="3830">
            <text:p>3830</text:p>
          </table:table-cell>
          <table:table-cell office:value-type="float" office:value="0.10326">
            <text:p>0.103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10326">
            <text:p>10326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140616">
            <text:p>0.140616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9];2)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363">
            <text:p>9363</text:p>
          </table:table-cell>
          <table:table-cell office:value-type="float" office:value="36360">
            <text:p>36360</text:p>
          </table:table-cell>
          <table:table-cell office:value-type="float" office:value="3974">
            <text:p>3974</text:p>
          </table:table-cell>
          <table:table-cell office:value-type="float" office:value="0.13337">
            <text:p>0.13337</text:p>
          </table:table-cell>
          <table:table-cell office:value-type="float" office:value="5108">
            <text:p>5108</text:p>
          </table:table-cell>
          <table:table-cell office:value-type="float" office:value="0">
            <text:p>0</text:p>
          </table:table-cell>
          <table:table-cell office:value-type="float" office:value="13337">
            <text:p>13337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5108">
            <text:p>5108</text:p>
          </table:table-cell>
          <table:table-cell office:value-type="float" office:value="0">
            <text:p>0</text:p>
          </table:table-cell>
          <table:table-cell office:value-type="float" office:value="0.063433">
            <text:p>0.063433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4KB</text:p>
          </table:table-cell>
          <table:table-cell office:value-type="float" office:value="16">
            <text:p>16</text:p>
          </table:table-cell>
          <table:table-cell table:formula="of:=LOG([.B11];2)"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31">
            <text:p>2931</text:p>
          </table:table-cell>
          <table:table-cell office:value-type="float" office:value="36360">
            <text:p>36360</text:p>
          </table:table-cell>
          <table:table-cell office:value-type="float" office:value="4623">
            <text:p>4623</text:p>
          </table:table-cell>
          <table:table-cell office:value-type="float" office:value="0.07554">
            <text:p>0.07554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623908">
            <text:p>0.623908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12];2)" office:value-type="float" office:value="5">
            <text:p>5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13];2)" office:value-type="float" office:value="6">
            <text:p>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576">
            <text:p>3576</text:p>
          </table:table-cell>
          <table:table-cell office:value-type="float" office:value="36360">
            <text:p>36360</text:p>
          </table:table-cell>
          <table:table-cell office:value-type="float" office:value="2613">
            <text:p>2613</text:p>
          </table:table-cell>
          <table:table-cell office:value-type="float" office:value="0.06189">
            <text:p>0.06189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6189">
            <text:p>6189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23461">
            <text:p>0.23461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14];2)" office:value-type="float" office:value="7">
            <text:p>7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63">
            <text:p>5563</text:p>
          </table:table-cell>
          <table:table-cell office:value-type="float" office:value="36360">
            <text:p>36360</text:p>
          </table:table-cell>
          <table:table-cell office:value-type="float" office:value="2740">
            <text:p>2740</text:p>
          </table:table-cell>
          <table:table-cell office:value-type="float" office:value="0.08303">
            <text:p>0.08303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8303">
            <text:p>8303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0.101891">
            <text:p>0.101891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8KB</text:p>
          </table:table-cell>
          <table:table-cell office:value-type="float" office:value="16">
            <text:p>16</text:p>
          </table:table-cell>
          <table:table-cell table:formula="of:=LOG([.B16];2)"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39">
            <text:p>1739</text:p>
          </table:table-cell>
          <table:table-cell office:value-type="float" office:value="36360">
            <text:p>36360</text:p>
          </table:table-cell>
          <table:table-cell office:value-type="float" office:value="4206">
            <text:p>4206</text:p>
          </table:table-cell>
          <table:table-cell office:value-type="float" office:value="0.05945">
            <text:p>0.05945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5945">
            <text:p>5945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792767">
            <text:p>0.792767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17];2)" office:value-type="float" office:value="5">
            <text:p>5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18];2)"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38">
            <text:p>2138</text:p>
          </table:table-cell>
          <table:table-cell office:value-type="float" office:value="36360">
            <text:p>36360</text:p>
          </table:table-cell>
          <table:table-cell office:value-type="float" office:value="1721">
            <text:p>1721</text:p>
          </table:table-cell>
          <table:table-cell office:value-type="float" office:value="0.03859">
            <text:p>0.0385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376263">
            <text:p>0.376263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19];2)" office:value-type="float" office:value="7">
            <text:p>7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101">
            <text:p>3101</text:p>
          </table:table-cell>
          <table:table-cell office:value-type="float" office:value="36360">
            <text:p>36360</text:p>
          </table:table-cell>
          <table:table-cell office:value-type="float" office:value="1734">
            <text:p>1734</text:p>
          </table:table-cell>
          <table:table-cell office:value-type="float" office:value="0.04835">
            <text:p>0.04835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0.174974">
            <text:p>0.174974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16KB</text:p>
          </table:table-cell>
          <table:table-cell office:value-type="float" office:value="16">
            <text:p>16</text:p>
          </table:table-cell>
          <table:table-cell table:formula="of:=LOG([.B21];2)"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0">
            <text:p>840</text:p>
          </table:table-cell>
          <table:table-cell office:value-type="float" office:value="36360">
            <text:p>36360</text:p>
          </table:table-cell>
          <table:table-cell office:value-type="float" office:value="3983">
            <text:p>3983</text:p>
          </table:table-cell>
          <table:table-cell office:value-type="float" office:value="0.04823">
            <text:p>0.048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4823">
            <text:p>4823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.977193">
            <text:p>0.977193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22];2)" office:value-type="float" office:value="5">
            <text:p>5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23];2)"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0">
            <text:p>840</text:p>
          </table:table-cell>
          <table:table-cell office:value-type="float" office:value="36360">
            <text:p>36360</text:p>
          </table:table-cell>
          <table:table-cell office:value-type="float" office:value="1205">
            <text:p>1205</text:p>
          </table:table-cell>
          <table:table-cell office:value-type="float" office:value="0.02045">
            <text:p>0.0204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2045">
            <text:p>2045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0.710024">
            <text:p>0.710024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24];2)" office:value-type="float" office:value="7">
            <text:p>7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175">
            <text:p>1175</text:p>
          </table:table-cell>
          <table:table-cell office:value-type="float" office:value="36360">
            <text:p>36360</text:p>
          </table:table-cell>
          <table:table-cell office:value-type="float" office:value="807">
            <text:p>807</text:p>
          </table:table-cell>
          <table:table-cell office:value-type="float" office:value="0.01982">
            <text:p>0.01982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1982">
            <text:p>1982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0.426842">
            <text:p>0.426842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32KB</text:p>
          </table:table-cell>
          <table:table-cell office:value-type="float" office:value="16">
            <text:p>16</text:p>
          </table:table-cell>
          <table:table-cell table:formula="of:=LOG([.B26];2)"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0">
            <text:p>790</text:p>
          </table:table-cell>
          <table:table-cell office:value-type="float" office:value="36360">
            <text:p>36360</text:p>
          </table:table-cell>
          <table:table-cell office:value-type="float" office:value="3964">
            <text:p>3964</text:p>
          </table:table-cell>
          <table:table-cell office:value-type="float" office:value="0.04754">
            <text:p>0.04754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4754">
            <text:p>4754</text:p>
          </table:table-cell>
          <table:table-cell office:value-type="float" office:value="4713">
            <text:p>4713</text:p>
          </table:table-cell>
          <table:table-cell table:number-columns-repeated="2"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0.991376">
            <text:p>0.991376</text:p>
          </table:table-cell>
          <table:table-cell table:number-columns-repeated="2" office:value-type="float" office:value="0">
            <text:p>0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27];2)"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28];2)"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8">
            <text:p>448</text:p>
          </table:table-cell>
          <table:table-cell office:value-type="float" office:value="36360">
            <text:p>36360</text:p>
          </table:table-cell>
          <table:table-cell office:value-type="float" office:value="1110">
            <text:p>1110</text:p>
          </table:table-cell>
          <table:table-cell office:value-type="float" office:value="0.01558">
            <text:p>0.0155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0.931964">
            <text:p>0.931964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29];2)" office:value-type="float" office:value="7">
            <text:p>7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0">
            <text:p>470</text:p>
          </table:table-cell>
          <table:table-cell office:value-type="float" office:value="36360">
            <text:p>36360</text:p>
          </table:table-cell>
          <table:table-cell office:value-type="float" office:value="637">
            <text:p>637</text:p>
          </table:table-cell>
          <table:table-cell office:value-type="float" office:value="0.01107">
            <text:p>0.01107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.764228">
            <text:p>0.764228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</table:table-row>
      </table:table>
      <table:database-ranges>
        <table:database-range table:name="__Anonymous_Sheet_DB__1" table:target-range-address="Sheet2.B1:Sheet2.AB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0/18/2013</text:date>, <text:time>20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8T20:07:46</dc:date>
    <dc:creator>Neal O'Hara</dc:creator>
    <meta:document-statistic meta:table-count="2" meta:cell-count="1494" meta:object-count="1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8.999cm" xlink:href=".." xlink:type="simple" chart:class="chart:scatter" chart:style-name="ch1">
        <chart:legend chart:legend-position="end" svg:x="13.815cm" svg:y="2.955cm" style:legend-expansion="high" chart:style-name="ch2"/>
        <chart:plot-area chart:style-name="ch3" table:cell-range-address="Sheet2.C1:Sheet2.C4 Sheet2.A1:Sheet2.A1 Sheet2.P1:Sheet2.P4 Sheet2.A6:Sheet2.A6 Sheet2.P6:Sheet2.P9 Sheet2.A11:Sheet2.A11 Sheet2.P11:Sheet2.P14 Sheet2.A16:Sheet2.A16 Sheet2.P16:Sheet2.P19 Sheet2.A21:Sheet2.A21 Sheet2.P21:Sheet2.P24 Sheet2.A26:Sheet2.A26 Sheet2.P26:Sheet2.P29" chart:data-source-has-labels="row" svg:x="1.331cm" svg:y="0.851cm" svg:width="11.844cm" svg:height="6.988cm">
          <chartooo:coordinate-region svg:x="2.243cm" svg:y="1.05cm" svg:width="10.692cm" svg:height="6.142cm"/>
          <chart:axis chart:dimension="x" chart:name="primary-x" chart:style-name="ch4">
            <chart:title svg:x="5.965cm" svg:y="8.018cm" chart:style-name="ch5">
              <text:p>log_2(BlockSize)</text:p>
            </chart:title>
          </chart:axis>
          <chart:axis chart:dimension="y" chart:name="primary-y" chart:style-name="ch4">
            <chart:title svg:x="0.451cm" svg:y="5.342cm" chart:style-name="ch6">
              <text:p>L1 Miss Rate</text:p>
            </chart:title>
            <chart:grid chart:style-name="ch7" chart:class="major"/>
          </chart:axis>
          <chart:series chart:style-name="ch8" chart:values-cell-range-address="Sheet2.P1:Sheet2.P4" chart:label-cell-address="Sheet2.A1:Sheet2.A1" chart:class="chart:scatter">
            <chart:domain table:cell-range-address="Sheet2.C1:Sheet2.C4"/>
            <chart:data-point chart:repeated="4"/>
          </chart:series>
          <chart:series chart:style-name="ch9" chart:values-cell-range-address="Sheet2.P6:Sheet2.P9" chart:label-cell-address="Sheet2.A6:Sheet2.A6" chart:class="chart:scatter">
            <chart:domain table:cell-range-address="Sheet2.C6:Sheet2.C9"/>
            <chart:data-point chart:repeated="4"/>
          </chart:series>
          <chart:series chart:style-name="ch10" chart:values-cell-range-address="Sheet2.P11:Sheet2.P14" chart:label-cell-address="Sheet2.A11:Sheet2.A11" chart:class="chart:scatter">
            <chart:domain table:cell-range-address="Sheet2.C11:Sheet2.C14"/>
            <chart:data-point chart:repeated="4"/>
          </chart:series>
          <chart:series chart:style-name="ch11" chart:values-cell-range-address="Sheet2.P16:Sheet2.P19" chart:label-cell-address="Sheet2.A16:Sheet2.A16" chart:class="chart:scatter">
            <chart:domain table:cell-range-address="Sheet2.C16:Sheet2.C19"/>
            <chart:data-point chart:repeated="4"/>
          </chart:series>
          <chart:series chart:style-name="ch12" chart:values-cell-range-address="Sheet2.P21:Sheet2.P24" chart:label-cell-address="Sheet2.A21:Sheet2.A21" chart:class="chart:scatter">
            <chart:domain table:cell-range-address="Sheet2.C21:Sheet2.C24"/>
            <chart:data-point chart:repeated="4"/>
          </chart:series>
          <chart:series chart:style-name="ch13" chart:values-cell-range-address="Sheet2.P26:Sheet2.P29" chart:label-cell-address="Sheet2.A26:Sheet2.A26" chart:class="chart:scatter">
            <chart:domain table:cell-range-address="Sheet2.C26:Sheet2.C29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KB</text:p>
                <draw:g>
                  <svg:desc>Sheet2.A1:Sheet2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KB</text:p>
                <draw:g>
                  <svg:desc>Sheet2.A6:Sheet2.A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KB</text:p>
                <draw:g>
                  <svg:desc>Sheet2.A11:Sheet2.A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KB</text:p>
                <draw:g>
                  <svg:desc>Sheet2.A16:Sheet2.A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6KB</text:p>
                <draw:g>
                  <svg:desc>Sheet2.A21:Sheet2.A2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2KB</text:p>
                <draw:g>
                  <svg:desc>Sheet2.A26:Sheet2.A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C1:Sheet2.C4</svg:desc>
                </draw:g>
              </table:table-cell>
              <table:table-cell office:value-type="float" office:value="0.14731">
                <text:p>0.14731</text:p>
                <draw:g>
                  <svg:desc>Sheet2.P1:Sheet2.P4</svg:desc>
                </draw:g>
              </table:table-cell>
              <table:table-cell office:value-type="float" office:value="4">
                <text:p>4</text:p>
                <draw:g>
                  <svg:desc>Sheet2.C6:Sheet2.C9</svg:desc>
                </draw:g>
              </table:table-cell>
              <table:table-cell office:value-type="float" office:value="0.10621">
                <text:p>0.10621</text:p>
                <draw:g>
                  <svg:desc>Sheet2.P6:Sheet2.P9</svg:desc>
                </draw:g>
              </table:table-cell>
              <table:table-cell office:value-type="float" office:value="4">
                <text:p>4</text:p>
                <draw:g>
                  <svg:desc>Sheet2.C11:Sheet2.C14</svg:desc>
                </draw:g>
              </table:table-cell>
              <table:table-cell office:value-type="float" office:value="0.07554">
                <text:p>0.07554</text:p>
                <draw:g>
                  <svg:desc>Sheet2.P11:Sheet2.P14</svg:desc>
                </draw:g>
              </table:table-cell>
              <table:table-cell office:value-type="float" office:value="4">
                <text:p>4</text:p>
                <draw:g>
                  <svg:desc>Sheet2.C16:Sheet2.C19</svg:desc>
                </draw:g>
              </table:table-cell>
              <table:table-cell office:value-type="float" office:value="0.05945">
                <text:p>0.05945</text:p>
                <draw:g>
                  <svg:desc>Sheet2.P16:Sheet2.P19</svg:desc>
                </draw:g>
              </table:table-cell>
              <table:table-cell office:value-type="float" office:value="4">
                <text:p>4</text:p>
                <draw:g>
                  <svg:desc>Sheet2.C21:Sheet2.C24</svg:desc>
                </draw:g>
              </table:table-cell>
              <table:table-cell office:value-type="float" office:value="0.04823">
                <text:p>0.04823</text:p>
                <draw:g>
                  <svg:desc>Sheet2.P21:Sheet2.P24</svg:desc>
                </draw:g>
              </table:table-cell>
              <table:table-cell office:value-type="float" office:value="4">
                <text:p>4</text:p>
                <draw:g>
                  <svg:desc>Sheet2.C26:Sheet2.C29</svg:desc>
                </draw:g>
              </table:table-cell>
              <table:table-cell office:value-type="float" office:value="0.04754">
                <text:p>0.04754</text:p>
                <draw:g>
                  <svg:desc>Sheet2.P26:Sheet2.P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427">
                <text:p>0.1427</text:p>
              </table:table-cell>
              <table:table-cell office:value-type="float" office:value="5">
                <text:p>5</text:p>
              </table:table-cell>
              <table:table-cell office:value-type="float" office:value="0.09622">
                <text:p>0.09622</text:p>
              </table:table-cell>
              <table:table-cell office:value-type="float" office:value="5">
                <text:p>5</text:p>
              </table:table-cell>
              <table:table-cell office:value-type="float" office:value="0.05992">
                <text:p>0.05992</text:p>
              </table:table-cell>
              <table:table-cell office:value-type="float" office:value="5">
                <text:p>5</text:p>
              </table:table-cell>
              <table:table-cell office:value-type="float" office:value="0.04247">
                <text:p>0.04247</text:p>
              </table:table-cell>
              <table:table-cell office:value-type="float" office:value="5">
                <text:p>5</text:p>
              </table:table-cell>
              <table:table-cell office:value-type="float" office:value="0.02832">
                <text:p>0.02832</text:p>
              </table:table-cell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5839">
                <text:p>0.15839</text:p>
              </table:table-cell>
              <table:table-cell office:value-type="float" office:value="6">
                <text:p>6</text:p>
              </table:table-cell>
              <table:table-cell office:value-type="float" office:value="0.10326">
                <text:p>0.10326</text:p>
              </table:table-cell>
              <table:table-cell office:value-type="float" office:value="6">
                <text:p>6</text:p>
              </table:table-cell>
              <table:table-cell office:value-type="float" office:value="0.06189">
                <text:p>0.06189</text:p>
              </table:table-cell>
              <table:table-cell office:value-type="float" office:value="6">
                <text:p>6</text:p>
              </table:table-cell>
              <table:table-cell office:value-type="float" office:value="0.03859">
                <text:p>0.03859</text:p>
              </table:table-cell>
              <table:table-cell office:value-type="float" office:value="6">
                <text:p>6</text:p>
              </table:table-cell>
              <table:table-cell office:value-type="float" office:value="0.02045">
                <text:p>0.02045</text:p>
              </table:table-cell>
              <table:table-cell office:value-type="float" office:value="6">
                <text:p>6</text:p>
              </table:table-cell>
              <table:table-cell office:value-type="float" office:value="0.01558">
                <text:p>0.0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20363">
                <text:p>0.20363</text:p>
              </table:table-cell>
              <table:table-cell office:value-type="float" office:value="7">
                <text:p>7</text:p>
              </table:table-cell>
              <table:table-cell office:value-type="float" office:value="0.13337">
                <text:p>0.13337</text:p>
              </table:table-cell>
              <table:table-cell office:value-type="float" office:value="7">
                <text:p>7</text:p>
              </table:table-cell>
              <table:table-cell office:value-type="float" office:value="0.08303">
                <text:p>0.08303</text:p>
              </table:table-cell>
              <table:table-cell office:value-type="float" office:value="7">
                <text:p>7</text:p>
              </table:table-cell>
              <table:table-cell office:value-type="float" office:value="0.04835">
                <text:p>0.04835</text:p>
              </table:table-cell>
              <table:table-cell office:value-type="float" office:value="7">
                <text:p>7</text:p>
              </table:table-cell>
              <table:table-cell office:value-type="float" office:value="0.01982">
                <text:p>0.01982</text:p>
              </table:table-cell>
              <table:table-cell office:value-type="float" office:value="7">
                <text:p>7</text:p>
              </table:table-cell>
              <table:table-cell office:value-type="float" office:value="0.01107">
                <text:p>0.01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